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weight="bold" style:font-weight-asian="bold" fo:font-size="14pt" style:font-size-asian="14pt" style:font-size-complex="12pt"/>
    </style:style>
    <style:style style:name="P3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4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5" style:parent-style-name="Domyślnaczcionkaakapitu" style:family="text">
      <style:text-properties fo:color="#C00000"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P7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8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9" style:parent-style-name="Domyślnaczcionkaakapitu" style:family="text">
      <style:text-properties fo:color="#C00000" fo:font-size="12pt" style:font-size-asian="12pt" style:font-size-complex="12pt"/>
    </style:style>
    <style:style style:name="T10" style:parent-style-name="Domyślnaczcionkaakapitu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12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13" style:parent-style-name="Domyślnaczcionkaakapitu" style:family="text">
      <style:text-properties fo:color="#C00000" fo:font-size="12pt" style:font-size-asian="12pt" style:font-size-complex="12pt"/>
    </style:style>
    <style:style style:name="T14" style:parent-style-name="Domyślnaczcionkaakapitu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16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8" style:parent-style-name="Domyślnaczcionkaakapitu" style:family="text">
      <style:text-properties fo:font-size="12pt" style:font-size-asian="12pt" style:font-size-complex="12pt"/>
    </style:style>
    <style:style style:name="P19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20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21" style:parent-style-name="Domyślnaczcionkaakapitu" style:family="text">
      <style:text-properties fo:color="#C00000" fo:font-size="12pt" style:font-size-asian="12pt" style:font-size-complex="12pt"/>
    </style:style>
    <style:style style:name="T22" style:parent-style-name="Domyślnaczcionkaakapitu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24" style:parent-style-name="Domyślnaczcionkaakapitu" style:family="text">
      <style:text-properties fo:font-weight="bold" style:font-weight-asian="bold" fo:color="#C00000" fo:font-size="12pt" style:font-size-asian="12pt" style:font-size-complex="12pt"/>
    </style:style>
    <style:style style:name="T25" style:parent-style-name="Domyślnaczcionkaakapitu" style:family="text">
      <style:text-properties fo:color="#C00000"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fo:text-align="center"/>
    </style:style>
    <style:style style:name="T28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T32" style:parent-style-name="Domyślnaczcionkaakapitu" style:family="text">
      <style:text-properties fo:font-size="12pt" style:font-size-asian="12pt" style:font-size-complex="12pt"/>
    </style:style>
    <style:style style:name="T33" style:parent-style-name="Domyślnaczcionkaakapitu" style:family="text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paragraph-properties fo:text-align="center"/>
    </style:style>
    <style:style style:name="T36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3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9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40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41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42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43" style:parent-style-name="Domyślnaczcionkaakapitu" style:family="text">
      <style:text-properties fo:font-weight="bold" style:font-weight-asian="bold" fo:color="#FF0000" fo:font-size="12pt" style:font-size-asian="12pt" style:font-size-complex="12pt"/>
    </style:style>
    <style:style style:name="T44" style:parent-style-name="Domyślnaczcionkaakapitu" style:family="text">
      <style:text-properties fo:font-size="12pt" style:font-size-asian="12pt" style:font-size-complex="12pt"/>
    </style:style>
    <style:style style:name="T45" style:parent-style-name="Domyślnaczcionkaakapitu" style:family="text">
      <style:text-properties fo:font-weight="bold" style:font-weight-asian="bold" fo:color="#7030A0" fo:font-size="12pt" style:font-size-asian="12pt" style:font-size-complex="12pt"/>
    </style:style>
    <style:style style:name="T46" style:parent-style-name="Domyślnaczcionkaakapitu" style:family="text">
      <style:text-properties fo:font-weight="bold" style:font-weight-asian="bold" fo:color="#7030A0" fo:font-size="12pt" style:font-size-asian="12pt" style:font-size-complex="12pt"/>
    </style:style>
    <style:style style:name="T47" style:parent-style-name="Domyślnaczcionkaakapitu" style:family="text">
      <style:text-properties fo:font-size="12pt" style:font-size-asian="12pt" style:font-size-complex="12pt"/>
    </style:style>
    <style:style style:name="T48" style:parent-style-name="Domyślnaczcionkaakapitu" style:family="text">
      <style:text-properties fo:font-size="12pt" style:font-size-asian="12pt" style:font-size-complex="12pt"/>
    </style:style>
    <style:style style:name="T49" style:parent-style-name="Domyślnaczcionkaakapitu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1" style:parent-style-name="Domyślnaczcionkaakapitu" style:family="text">
      <style:text-properties fo:font-size="12pt" style:font-size-asian="12pt" style:font-size-complex="12pt"/>
    </style:style>
    <style:style style:name="P5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3" style:parent-style-name="Domyślnaczcionkaakapitu" style:family="text">
      <style:text-properties fo:font-size="12pt" style:font-size-asian="12pt" style:font-size-complex="12pt"/>
    </style:style>
    <style:style style:name="P5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5" style:parent-style-name="Domyślnaczcionkaakapitu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7" style:parent-style-name="Domyślnaczcionkaakapitu" style:family="text">
      <style:text-properties fo:font-size="12pt" style:font-size-asian="12pt" style:font-size-complex="12pt"/>
    </style:style>
    <style:style style:name="P5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59" style:parent-style-name="Domyślnaczcionkaakapitu" style:family="text">
      <style:text-properties fo:font-size="12pt" style:font-size-asian="12pt" style:font-size-complex="12pt"/>
    </style:style>
    <style:style style:name="P6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1" style:parent-style-name="Domyślnaczcionkaakapitu" style:family="text">
      <style:text-properties fo:font-size="12pt" style:font-size-asian="12pt" style:font-size-complex="12pt"/>
    </style:style>
    <style:style style:name="P6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3" style:parent-style-name="Domyślnaczcionkaakapitu" style:family="text">
      <style:text-properties fo:font-weight="bold" style:font-weight-asian="bold" fo:color="#538135" fo:font-size="12pt" style:font-size-asian="12pt" style:font-size-complex="12pt"/>
    </style:style>
    <style:style style:name="P6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5" style:parent-style-name="Domyślnaczcionkaakapitu" style:family="text">
      <style:text-properties fo:font-weight="bold" style:font-weight-asian="bold" fo:color="#538135" fo:font-size="12pt" style:font-size-asian="12pt" style:font-size-complex="12pt"/>
    </style:style>
    <style:style style:name="P6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7" style:parent-style-name="Domyślnaczcionkaakapitu" style:family="text">
      <style:text-properties fo:font-size="12pt" style:font-size-asian="12pt" style:font-size-complex="12pt"/>
    </style:style>
    <style:style style:name="P6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69" style:parent-style-name="Domyślnaczcionkaakapitu" style:family="text">
      <style:text-properties fo:font-size="12pt" style:font-size-asian="12pt" style:font-size-complex="12pt"/>
    </style:style>
    <style:style style:name="P7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1" style:parent-style-name="Domyślnaczcionkaakapitu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73" style:parent-style-name="Domyślnaczcionkaakapitu" style:family="text">
      <style:text-properties fo:font-size="12pt" style:font-size-asian="12pt" style:font-size-complex="12pt"/>
    </style:style>
    <style:style style:name="P7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75" style:parent-style-name="Standard" style:family="paragraph">
      <style:paragraph-properties fo:text-align="center"/>
    </style:style>
    <style:style style:name="T76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  <style:style style:name="T79" style:parent-style-name="Domyślnaczcionkaakapitu" style:family="text">
      <style:text-properties fo:font-size="12pt" style:font-size-asian="12pt" style:font-size-complex="12pt"/>
    </style:style>
    <style:style style:name="T80" style:parent-style-name="Domyślnaczcionkaakapitu" style:family="text">
      <style:text-properties fo:font-size="12pt" style:font-size-asian="12pt" style:font-size-complex="12pt"/>
    </style:style>
    <style:style style:name="T81" style:parent-style-name="Domyślnaczcionkaakapitu" style:family="text">
      <style:text-properties fo:font-size="12pt" style:font-size-asian="12pt" style:font-size-complex="12pt"/>
    </style:style>
    <style:style style:name="T82" style:parent-style-name="Domyślnaczcionkaakapitu" style:family="text">
      <style:text-properties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T85" style:parent-style-name="Domyślnaczcionkaakapitu" style:family="text">
      <style:text-properties fo:font-size="12pt" style:font-size-asian="12pt" style:font-size-complex="12pt"/>
    </style:style>
    <style:style style:name="T86" style:parent-style-name="Domyślnaczcionkaakapitu" style:family="text">
      <style:text-properties fo:font-size="12pt" style:font-size-asian="12pt" style:font-size-complex="12pt"/>
    </style:style>
    <style:style style:name="T87" style:parent-style-name="Domyślnaczcionkaakapitu" style:family="text">
      <style:text-properties fo:font-size="12pt" style:font-size-asian="12pt" style:font-size-complex="12pt"/>
    </style:style>
    <style:style style:name="T88" style:parent-style-name="Domyślnaczcionkaakapitu" style:family="text">
      <style:text-properties fo:font-size="12pt" style:font-size-asian="12pt" style:font-size-complex="12pt"/>
    </style:style>
    <style:style style:name="T89" style:parent-style-name="Domyślnaczcionkaakapitu" style:family="text">
      <style:text-properties fo:font-size="12pt" style:font-size-asian="12pt" style:font-size-complex="12pt"/>
    </style:style>
    <style:style style:name="P9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P9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9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9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9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96" style:parent-style-name="Standard" style:family="paragraph">
      <style:paragraph-properties fo:text-align="center"/>
      <style:text-properties fo:font-weight="bold" style:font-weight-asian="bold" fo:color="#002060" fo:font-size="14pt" style:font-size-asian="14pt" style:font-size-complex="12pt"/>
    </style:style>
    <style:style style:name="P97" style:parent-style-name="Standard" style:family="paragraph">
      <style:paragraph-properties fo:text-align="center"/>
    </style:style>
    <style:style style:name="T98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99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ableColumn101" style:family="table-column">
      <style:table-column-properties style:column-width="0.7875in" style:use-optimal-column-width="false"/>
    </style:style>
    <style:style style:name="TableColumn102" style:family="table-column">
      <style:table-column-properties style:column-width="0.7875in" style:use-optimal-column-width="false"/>
    </style:style>
    <style:style style:name="TableColumn103" style:family="table-column">
      <style:table-column-properties style:column-width="0.7875in" style:use-optimal-column-width="false"/>
    </style:style>
    <style:style style:name="TableColumn104" style:family="table-column">
      <style:table-column-properties style:column-width="0.7875in" style:use-optimal-column-width="false"/>
    </style:style>
    <style:style style:name="TableColumn105" style:family="table-column">
      <style:table-column-properties style:column-width="0.7875in" style:use-optimal-column-width="false"/>
    </style:style>
    <style:style style:name="TableColumn106" style:family="table-column">
      <style:table-column-properties style:column-width="0.7875in" style:use-optimal-column-width="false"/>
    </style:style>
    <style:style style:name="TableColumn107" style:family="table-column">
      <style:table-column-properties style:column-width="0.7875in" style:use-optimal-column-width="false"/>
    </style:style>
    <style:style style:name="TableColumn108" style:family="table-column">
      <style:table-column-properties style:column-width="0.7875in" style:use-optimal-column-width="false"/>
    </style:style>
    <style:style style:name="TableColumn109" style:family="table-column">
      <style:table-column-properties style:column-width="0.7875in" style:use-optimal-column-width="false"/>
    </style:style>
    <style:style style:name="Table100" style:family="table">
      <style:table-properties style:width="7.0875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fo:background-color="#66CCF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2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ell127" style:family="table-cell">
      <style:table-cell-properties fo:border="0.0034in solid #000000" style:writing-mode="lr-tb" fo:padding-top="0in" fo:padding-left="0.0069in" fo:padding-bottom="0in" fo:padding-right="0.0069in"/>
    </style:style>
    <style:style style:name="P128" style:parent-style-name="TableContents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background-color="#66CCF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66CC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background-color="#66CCFF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background-color="#66CCFF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background-color="#66CC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184" style:family="table-row">
      <style:table-row-properties style:min-row-height="0.3958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background-color="#66CC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195" style:parent-style-name="Domyślnaczcionkaakapitu" style:family="text">
      <style:text-properties fo:font-weight="bold" style:font-weight-asian="bold" style:font-weight-complex="bold"/>
    </style:style>
    <style:style style:name="T196" style:parent-style-name="Domyślnaczcionkaakapitu" style:family="text">
      <style:text-properties fo:font-weight="bold" style:font-weight-asian="bold" style:font-weight-complex="bold"/>
    </style:style>
    <style:style style:name="T197" style:parent-style-name="Domyślnaczcionkaakapitu" style:family="text">
      <style:text-properties fo:font-weight="bold" style:font-weight-asian="bold" style:font-weight-complex="bold"/>
    </style:style>
    <style:style style:name="T198" style:parent-style-name="Domyślnaczcionkaakapitu" style:family="text">
      <style:text-properties fo:font-weight="bold" style:font-weight-asian="bold"/>
    </style:style>
    <style:style style:name="T199" style:parent-style-name="Domyślnaczcionkaakapitu" style:family="text">
      <style:text-properties fo:font-weight="bold" style:font-weight-asian="bold"/>
    </style:style>
    <style:style style:name="T200" style:parent-style-name="Domyślnaczcionkaakapitu" style:family="text">
      <style:text-properties fo:font-weight="bold" style:font-weight-asian="bold"/>
    </style:style>
    <style:style style:name="T201" style:parent-style-name="Domyślnaczcionkaakapitu" style:family="text">
      <style:text-properties fo:font-weight="bold" style:font-weight-asian="bold"/>
    </style:style>
    <style:style style:name="T202" style:parent-style-name="Domyślnaczcionkaakapitu" style:family="text">
      <style:text-properties fo:font-weight="bold" style:font-weight-asian="bold"/>
    </style:style>
    <style:style style:name="T203" style:parent-style-name="Domyślnaczcionkaakapitu" style:family="text">
      <style:text-properties fo:font-weight="bold" style:font-weight-asian="bold"/>
    </style:style>
    <style:style style:name="T204" style:parent-style-name="Domyślnaczcionkaakapitu" style:family="text">
      <style:text-properties fo:font-size="12pt" style:font-size-asian="12pt" style:font-size-complex="12pt"/>
    </style:style>
    <style:style style:name="T205" style:parent-style-name="Domyślnaczcionkaakapitu" style:family="text">
      <style:text-properties fo:font-size="12pt" style:font-size-asian="12pt" style:font-size-complex="12pt"/>
    </style:style>
    <style:style style:name="T2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07" style:parent-style-name="Domyślnaczcionkaakapitu" style:family="text">
      <style:text-properties fo:font-size="12pt" style:font-size-asian="12pt" style:font-size-complex="12pt"/>
    </style:style>
    <style:style style:name="P20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09" style:parent-style-name="Domyślnaczcionkaakapitu" style:family="text">
      <style:text-properties fo:font-size="12pt" style:font-size-asian="12pt" style:font-size-complex="12pt"/>
    </style:style>
    <style:style style:name="P21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11" style:parent-style-name="Domyślnaczcionkaakapitu" style:family="text">
      <style:text-properties fo:font-size="12pt" style:font-size-asian="12pt" style:font-size-complex="12pt"/>
    </style:style>
    <style:style style:name="P21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13" style:parent-style-name="Domyślnaczcionkaakapitu" style:family="text">
      <style:text-properties fo:font-size="12pt" style:font-size-asian="12pt" style:font-size-complex="12pt"/>
    </style:style>
    <style:style style:name="P21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15" style:parent-style-name="Domyślnaczcionkaakapitu" style:family="text">
      <style:text-properties fo:font-size="12pt" style:font-size-asian="12pt" style:font-size-complex="12pt"/>
    </style:style>
    <style:style style:name="T216" style:parent-style-name="Domyślnaczcionkaakapitu" style:family="text">
      <style:text-properties fo:font-size="12pt" style:font-size-asian="12pt" style:font-size-complex="12pt"/>
    </style:style>
    <style:style style:name="P21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18" style:parent-style-name="Domyślnaczcionkaakapitu" style:family="text">
      <style:text-properties fo:font-size="12pt" style:font-size-asian="12pt" style:font-size-complex="12pt"/>
    </style:style>
    <style:style style:name="P219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20" style:parent-style-name="Domyślnaczcionkaakapitu" style:family="text">
      <style:text-properties fo:font-size="12pt" style:font-size-asian="12pt" style:font-size-complex="12pt"/>
    </style:style>
    <style:style style:name="P22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22" style:parent-style-name="Domyślnaczcionkaakapitu" style:family="text">
      <style:text-properties fo:font-size="12pt" style:font-size-asian="12pt" style:font-size-complex="12pt"/>
    </style:style>
    <style:style style:name="P22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24" style:parent-style-name="Domyślnaczcionkaakapitu" style:family="text">
      <style:text-properties fo:font-size="12pt" style:font-size-asian="12pt" style:font-size-complex="12pt"/>
    </style:style>
    <style:style style:name="P22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26" style:parent-style-name="Domyślnaczcionkaakapitu" style:family="text">
      <style:text-properties fo:font-size="12pt" style:font-size-asian="12pt" style:font-size-complex="12pt"/>
    </style:style>
    <style:style style:name="P22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28" style:parent-style-name="Domyślnaczcionkaakapitu" style:family="text">
      <style:text-properties fo:font-size="12pt" style:font-size-asian="12pt" style:font-size-complex="12pt"/>
    </style:style>
    <style:style style:name="T22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30" style:parent-style-name="Domyślnaczcionkaakapitu" style:family="text">
      <style:text-properties fo:font-size="12pt" style:font-size-asian="12pt" style:font-size-complex="12pt"/>
    </style:style>
    <style:style style:name="P23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32" style:parent-style-name="Domyślnaczcionkaakapitu" style:family="text">
      <style:text-properties fo:font-size="12pt" style:font-size-asian="12pt" style:font-size-complex="12pt"/>
    </style:style>
    <style:style style:name="P233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234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  <style:text-properties fo:font-size="12pt" style:font-size-asian="12pt" style:font-size-complex="12pt"/>
    </style:style>
    <style:style style:name="P235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236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237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238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T239" style:parent-style-name="Domyślnaczcionkaakapitu" style:family="text">
      <style:text-properties fo:font-weight="bold" style:font-weight-asian="bold"/>
    </style:style>
    <style:style style:name="P240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241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/>
    </style:style>
    <style:style style:name="P242" style:parent-style-name="Standard" style:family="paragraph">
      <style:paragraph-properties fo:text-align="center"/>
    </style:style>
    <style:style style:name="T243" style:parent-style-name="Domyślnaczcionkaakapitu" style:family="text">
      <style:text-properties fo:font-weight="bold" style:font-weight-asian="bold" fo:color="#002060" fo:font-size="14pt" style:font-size-asian="14pt" style:font-size-complex="12pt"/>
    </style:style>
    <style:style style:name="T244" style:parent-style-name="Domyślnaczcionkaakapitu" style:family="text">
      <style:text-properties fo:font-size="12pt" style:font-size-asian="12pt" style:font-size-complex="12pt"/>
    </style:style>
    <style:style style:name="T245" style:parent-style-name="Domyślnaczcionkaakapitu" style:family="text">
      <style:text-properties fo:font-size="12pt" style:font-size-asian="12pt" style:font-size-complex="12pt"/>
    </style:style>
    <style:style style:name="T246" style:parent-style-name="Domyślnaczcionkaakapitu" style:family="text">
      <style:text-properties fo:font-size="12pt" style:font-size-asian="12pt" style:font-size-complex="12pt"/>
    </style:style>
    <style:style style:name="T247" style:parent-style-name="Domyślnaczcionkaakapitu" style:family="text">
      <style:text-properties fo:font-size="12pt" style:font-size-asian="12pt" style:font-size-complex="12pt"/>
    </style:style>
    <style:style style:name="T248" style:parent-style-name="Domyślnaczcionkaakapitu" style:family="text">
      <style:text-properties fo:font-size="12pt" style:font-size-asian="12pt" style:font-size-complex="12pt"/>
    </style:style>
    <style:style style:name="P249" style:parent-style-name="Standard" style:family="paragraph">
      <style:text-properties fo:font-size="12pt" style:font-size-asian="12pt" style:font-size-complex="12pt"/>
    </style:style>
    <style:style style:name="T250" style:parent-style-name="Domyślnaczcionkaakapitu" style:family="text">
      <style:text-properties fo:font-size="12pt" style:font-size-asian="12pt" style:font-size-complex="12pt"/>
    </style:style>
    <style:style style:name="T251" style:parent-style-name="Domyślnaczcionkaakapitu" style:family="text">
      <style:text-properties fo:font-size="12pt" style:font-size-asian="12pt" style:font-size-complex="12pt"/>
    </style:style>
    <style:style style:name="T252" style:parent-style-name="Domyślnaczcionkaakapitu" style:family="text">
      <style:text-properties fo:font-size="12pt" style:font-size-asian="12pt" style:font-size-complex="12pt"/>
    </style:style>
    <style:style style:name="T253" style:parent-style-name="Domyślnaczcionkaakapitu" style:family="text">
      <style:text-properties fo:font-size="12pt" style:font-size-asian="12pt" style:font-size-complex="12pt"/>
    </style:style>
    <style:style style:name="T254" style:parent-style-name="Domyślnaczcionkaakapitu" style:family="text">
      <style:text-properties fo:font-size="12pt" style:font-size-asian="12pt" style:font-size-complex="12pt"/>
    </style:style>
    <style:style style:name="T255" style:parent-style-name="Domyślnaczcionkaakapitu" style:family="text">
      <style:text-properties fo:font-size="12pt" style:font-size-asian="12pt" style:font-size-complex="12pt"/>
    </style:style>
    <style:style style:name="P256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NIEMIECKI</text:span></text:p>
      <text:p text:style-name="P3"><text:span text:style-name="T4">Ich bin</text:span><text:span text:style-name="T5"><text:s/></text:span><text:span text:style-name="T6">– I am</text:span></text:p>
      <text:p text:style-name="P7"><text:span text:style-name="T8">Du bist</text:span><text:span text:style-name="T9"><text:s/></text:span><text:span text:style-name="T10">– You are</text:span></text:p>
      <text:p text:style-name="P11"><text:span text:style-name="T12">Er, Sie, Es ist</text:span><text:span text:style-name="T13"><text:s text:c="2"/></text:span><text:span text:style-name="T14">- he/she/it is</text:span></text:p>
      <text:p text:style-name="P15"><text:span text:style-name="T16">Ihr seid<text:s/></text:span><text:span text:style-name="T17">–</text:span><text:span text:style-name="T18"><text:s/>you are</text:span></text:p>
      <text:p text:style-name="P19"><text:span text:style-name="T20">Wir sind</text:span><text:span text:style-name="T21"><text:s/>–<text:s/></text:span><text:span text:style-name="T22">we are</text:span></text:p>
      <text:p text:style-name="P23"><text:span text:style-name="T24">Się sind</text:span><text:span text:style-name="T25"><text:s/></text:span><text:span text:style-name="T26">– they are</text:span></text:p>
      <text:p text:style-name="P27"><text:span text:style-name="T28">OSOBY</text:span></text:p>
      <text:p text:style-name="Standard"><text:span text:style-name="T29">Die Frau/Die frauen</text:span></text:p>
      <text:p text:style-name="Standard"><text:span text:style-name="T30">Der Mann/ Manner</text:span></text:p>
      <text:p text:style-name="Standard"><text:span text:style-name="T31">Der<text:s/></text:span><text:span text:style-name="T32">Junge/ Die Jungen</text:span></text:p>
      <text:p text:style-name="Standard"><text:span text:style-name="T33">Das Madchen</text:span></text:p>
      <text:p text:style-name="P34"/>
      <text:p text:style-name="P35"><text:span text:style-name="T36">SŁÓWKA OGÓLNE</text:span></text:p>
      <text:p text:style-name="Standard"><text:span text:style-name="T37">nein – no</text:span></text:p>
      <text:p text:style-name="Standard"><text:span text:style-name="T38">ja – yes</text:span></text:p>
      <text:p text:style-name="Standard"><text:span text:style-name="T39">Hello – Hallo</text:span></text:p>
      <text:p text:style-name="Standard"><text:span text:style-name="T40">Guten Morgen – Good morning</text:span></text:p>
      <text:p text:style-name="Standard"><text:span text:style-name="T41">Guten Tag – Good</text:span></text:p>
      <text:p text:style-name="Standard"><text:span text:style-name="T42">Guten Abend – good evening</text:span></text:p>
      <text:p text:style-name="Standard"><text:span text:style-name="T43">Guten Nacht – Good night</text:span></text:p>
      <text:p text:style-name="Standard"><text:span text:style-name="T44">Danke – thanks</text:span></text:p>
      <text:p text:style-name="Standard"><text:span text:style-name="T45">Tschus – bye</text:span></text:p>
      <text:p text:style-name="Standard"><text:span text:style-name="T46">auf Wiedersehen – goodbye</text:span></text:p>
      <text:p text:style-name="Standard"><text:span text:style-name="T47">leider – unfortunately</text:span></text:p>
      <text:p text:style-name="Standard"><text:span text:style-name="T48">entschuldigung – sorry</text:span></text:p>
      <text:p text:style-name="Standard"><text:span text:style-name="T49">genau – exactly</text:span></text:p>
      <text:p text:style-name="P50"><text:span text:style-name="T51">in Ordnung – alright</text:span></text:p>
      <text:p text:style-name="P52"><text:span text:style-name="T53">bitte - please</text:span></text:p>
      <text:soft-page-break/>
      <text:p text:style-name="P54"><text:span text:style-name="T55">wie bitte? – please?</text:span></text:p>
      <text:p text:style-name="P56"><text:span text:style-name="T57">Leider – unfortunately</text:span></text:p>
      <text:p text:style-name="P58"><text:span text:style-name="T59">keine Ahnung – no idea</text:span></text:p>
      <text:p text:style-name="P60"><text:span text:style-name="T61">schwach – weak</text:span></text:p>
      <text:p text:style-name="P62"><text:span text:style-name="T63">haben – have</text:span></text:p>
      <text:p text:style-name="P64"><text:span text:style-name="T65">hat – has</text:span></text:p>
      <text:p text:style-name="P66"><text:span text:style-name="T67">den – that</text:span></text:p>
      <text:p text:style-name="P68"><text:span text:style-name="T69">Mause – mice</text:span></text:p>
      <text:p text:style-name="P70"><text:span text:style-name="T71">einfach – simple</text:span></text:p>
      <text:p text:style-name="P72"><text:span text:style-name="T73">fertig - finished</text:span></text:p>
      <text:p text:style-name="P74"/>
      <text:p text:style-name="P75"><text:span text:style-name="T76">ZWROTY</text:span></text:p>
      <text:p text:style-name="Standard"><text:span text:style-name="T77">Gern gesc</text:span><text:span text:style-name="T78">henhen – you are welcome</text:span></text:p>
      <text:p text:style-name="Standard"><text:span text:style-name="T79">Bis bald – see you soon</text:span></text:p>
      <text:p text:style-name="Standard"><text:span text:style-name="T80">Bis spater – see you later</text:span></text:p>
      <text:p text:style-name="Standard"><text:span text:style-name="T81">Bis morgen – see you tomorrow</text:span></text:p>
      <text:p text:style-name="Standard"><text:span text:style-name="T82">mir geht’s gut – I am doing well</text:span></text:p>
      <text:p text:style-name="Standard"><text:span text:style-name="T83">es tut mir leid – I am sorry</text:span></text:p>
      <text:p text:style-name="Standard"><text:span text:style-name="T84">entschuldigung – sorry</text:span></text:p>
      <text:p text:style-name="Standard"><text:span text:style-name="T85">keine Ahnung – no idea</text:span></text:p>
      <text:p text:style-name="Standard"><text:span text:style-name="T86">alles klar! – all right</text:span></text:p>
      <text:p text:style-name="Standard"><text:span text:style-name="T87">schon gut – all<text:s/></text:span><text:span text:style-name="T88">right</text:span></text:p>
      <text:p text:style-name="Standard"><text:span text:style-name="T89">wie geht’s? – how’s it going?</text:span></text:p>
      <text:p text:style-name="P90"><text:span text:style-name="T91">Mir geht’s gut – I am doing well</text:span></text:p>
      <text:p text:style-name="P92">Bitte einen Apfel – one apple please</text:p>
      <text:p text:style-name="P93">Es ist ein Apfel/das ist ein Apfel – it i san Apple</text:p>
      <text:p text:style-name="P94">Kommst du aus Deutschland?c- are you from germany?</text:p>
      <text:p text:style-name="P95">Sprichst du Deutsch? – Do you speak German?</text:p>
      <text:p text:style-name="P96"/>
      <text:soft-page-break/>
      <text:p text:style-name="P97"><text:span text:style-name="T98">CZ</text:span><text:span text:style-name="T99">ASOWNIKI</text:span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być</text:p>
          </table:table-cell>
          <table:table-cell table:style-name="TableCell115">
            <text:p text:style-name="P116">mieć</text:p>
          </table:table-cell>
          <table:table-cell table:style-name="TableCell117">
            <text:p text:style-name="P118">jeść</text:p>
          </table:table-cell>
          <table:table-cell table:style-name="TableCell119">
            <text:p text:style-name="P120">pić</text:p>
          </table:table-cell>
          <table:table-cell table:style-name="TableCell121">
            <text:p text:style-name="P122">czytać</text:p>
          </table:table-cell>
          <table:table-cell table:style-name="TableCell123">
            <text:p text:style-name="P124">pochodzić</text:p>
          </table:table-cell>
          <table:table-cell table:style-name="TableCell125">
            <text:p text:style-name="P126">mówić</text:p>
          </table:table-cell>
          <table:table-cell table:style-name="TableCell127">
            <text:p text:style-name="P128">rozumieć</text:p>
          </table:table-cell>
        </table:table-row>
        <table:table-row table:style-name="TableRow129">
          <table:table-cell table:style-name="TableCell130">
            <text:p text:style-name="P131">Ich</text:p>
          </table:table-cell>
          <table:table-cell table:style-name="TableCell132">
            <text:p text:style-name="TableContents">bin</text:p>
          </table:table-cell>
          <table:table-cell table:style-name="TableCell133">
            <text:p text:style-name="TableContents">habe</text:p>
          </table:table-cell>
          <table:table-cell table:style-name="TableCell134">
            <text:p text:style-name="TableContents">esse</text:p>
          </table:table-cell>
          <table:table-cell table:style-name="TableCell135">
            <text:p text:style-name="TableContents">trinke</text:p>
          </table:table-cell>
          <table:table-cell table:style-name="TableCell136">
            <text:p text:style-name="TableContents">lese</text:p>
          </table:table-cell>
          <table:table-cell table:style-name="TableCell137">
            <text:p text:style-name="TableContents">Komme</text:p>
          </table:table-cell>
          <table:table-cell table:style-name="TableCell138">
            <text:p text:style-name="TableContents">Spreche<text:s/></text:p>
          </table:table-cell>
          <table:table-cell table:style-name="TableCell139">
            <text:p text:style-name="TableContents">verstehe</text:p>
          </table:table-cell>
        </table:table-row>
        <table:table-row table:style-name="TableRow140">
          <table:table-cell table:style-name="TableCell141">
            <text:p text:style-name="P142">Du</text:p>
          </table:table-cell>
          <table:table-cell table:style-name="TableCell143">
            <text:p text:style-name="TableContents">bist</text:p>
          </table:table-cell>
          <table:table-cell table:style-name="TableCell144">
            <text:p text:style-name="TableContents">hast</text:p>
          </table:table-cell>
          <table:table-cell table:style-name="TableCell145">
            <text:p text:style-name="TableContents">isst</text:p>
          </table:table-cell>
          <table:table-cell table:style-name="TableCell146">
            <text:p text:style-name="TableContents">trinkst</text:p>
          </table:table-cell>
          <table:table-cell table:style-name="TableCell147">
            <text:p text:style-name="TableContents">liest</text:p>
          </table:table-cell>
          <table:table-cell table:style-name="TableCell148">
            <text:p text:style-name="TableContents">Kommst</text:p>
          </table:table-cell>
          <table:table-cell table:style-name="TableCell149">
            <text:p text:style-name="TableContents">Sprechst</text:p>
          </table:table-cell>
          <table:table-cell table:style-name="TableCell150">
            <text:p text:style-name="TableContents">verstehst</text:p>
          </table:table-cell>
        </table:table-row>
        <table:table-row table:style-name="TableRow151">
          <table:table-cell table:style-name="TableCell152">
            <text:p text:style-name="P153">Er/Sie/Es</text:p>
          </table:table-cell>
          <table:table-cell table:style-name="TableCell154">
            <text:p text:style-name="TableContents">ist</text:p>
          </table:table-cell>
          <table:table-cell table:style-name="TableCell155">
            <text:p text:style-name="TableContents">hat</text:p>
          </table:table-cell>
          <table:table-cell table:style-name="TableCell156">
            <text:p text:style-name="TableContents">isst</text:p>
          </table:table-cell>
          <table:table-cell table:style-name="TableCell157">
            <text:p text:style-name="TableContents">trinkt</text:p>
          </table:table-cell>
          <table:table-cell table:style-name="TableCell158">
            <text:p text:style-name="TableContents">liest</text:p>
          </table:table-cell>
          <table:table-cell table:style-name="TableCell159">
            <text:p text:style-name="TableContents">Kommt</text:p>
          </table:table-cell>
          <table:table-cell table:style-name="TableCell160">
            <text:p text:style-name="TableContents">Spricht</text:p>
          </table:table-cell>
          <table:table-cell table:style-name="TableCell161">
            <text:p text:style-name="TableContents">versteht</text:p>
          </table:table-cell>
        </table:table-row>
        <table:table-row table:style-name="TableRow162">
          <table:table-cell table:style-name="TableCell163">
            <text:p text:style-name="P164">Ihr</text:p>
          </table:table-cell>
          <table:table-cell table:style-name="TableCell165">
            <text:p text:style-name="TableContents">seid</text:p>
          </table:table-cell>
          <table:table-cell table:style-name="TableCell166">
            <text:p text:style-name="TableContents">habt</text:p>
          </table:table-cell>
          <table:table-cell table:style-name="TableCell167">
            <text:p text:style-name="TableContents">esst</text:p>
          </table:table-cell>
          <table:table-cell table:style-name="TableCell168">
            <text:p text:style-name="TableContents">trinkt</text:p>
          </table:table-cell>
          <table:table-cell table:style-name="TableCell169">
            <text:p text:style-name="TableContents">trinkt</text:p>
          </table:table-cell>
          <table:table-cell table:style-name="TableCell170">
            <text:p text:style-name="TableContents">Kommt</text:p>
          </table:table-cell>
          <table:table-cell table:style-name="TableCell171">
            <text:p text:style-name="TableContents">Spricht</text:p>
          </table:table-cell>
          <table:table-cell table:style-name="TableCell172">
            <text:p text:style-name="TableContents">versteht</text:p>
          </table:table-cell>
        </table:table-row>
        <table:table-row table:style-name="TableRow173">
          <table:table-cell table:style-name="TableCell174">
            <text:p text:style-name="P175">Wir</text:p>
          </table:table-cell>
          <table:table-cell table:style-name="TableCell176">
            <text:p text:style-name="TableContents">sind</text:p>
          </table:table-cell>
          <table:table-cell table:style-name="TableCell177">
            <text:p text:style-name="TableContents">haben</text:p>
          </table:table-cell>
          <table:table-cell table:style-name="TableCell178">
            <text:p text:style-name="TableContents">essen</text:p>
          </table:table-cell>
          <table:table-cell table:style-name="TableCell179">
            <text:p text:style-name="TableContents">trinken</text:p>
          </table:table-cell>
          <table:table-cell table:style-name="TableCell180">
            <text:p text:style-name="TableContents">lesen</text:p>
          </table:table-cell>
          <table:table-cell table:style-name="TableCell181">
            <text:p text:style-name="TableContents">Kommen</text:p>
          </table:table-cell>
          <table:table-cell table:style-name="TableCell182">
            <text:p text:style-name="TableContents">Sprechen</text:p>
          </table:table-cell>
          <table:table-cell table:style-name="TableCell183">
            <text:p text:style-name="TableContents">verstehen</text:p>
          </table:table-cell>
        </table:table-row>
        <table:table-row table:style-name="TableRow184">
          <table:table-cell table:style-name="TableCell185">
            <text:p text:style-name="P186">Sie</text:p>
          </table:table-cell>
          <table:table-cell table:style-name="TableCell187">
            <text:p text:style-name="TableContents">sind</text:p>
          </table:table-cell>
          <table:table-cell table:style-name="TableCell188">
            <text:p text:style-name="TableContents">haben</text:p>
          </table:table-cell>
          <table:table-cell table:style-name="TableCell189">
            <text:p text:style-name="TableContents">essen</text:p>
          </table:table-cell>
          <table:table-cell table:style-name="TableCell190">
            <text:p text:style-name="TableContents">trinken</text:p>
          </table:table-cell>
          <table:table-cell table:style-name="TableCell191">
            <text:p text:style-name="TableContents">lesen</text:p>
          </table:table-cell>
          <table:table-cell table:style-name="TableCell192">
            <text:p text:style-name="TableContents">kommen</text:p>
          </table:table-cell>
          <table:table-cell table:style-name="TableCell193">
            <text:p text:style-name="TableContents">sprechen</text:p>
          </table:table-cell>
          <table:table-cell table:style-name="TableCell194">
            <text:p text:style-name="TableContents">verstehen</text:p>
          </table:table-cell>
        </table:table-row>
      </table:table>
      <text:p text:style-name="Standard"><text:span text:style-name="T195">Schreibe<text:s/></text:span>– writing</text:p>
      <text:p text:style-name="Standard"><text:span text:style-name="T196">lese</text:span><text:s/>– reading</text:p>
      <text:p text:style-name="Standard"><text:span text:style-name="T197">sehen<text:s/></text:span>– see</text:p>
      <text:p text:style-name="Standard"><text:span text:style-name="T198">Kommt<text:s/></text:span>– come</text:p>
      <text:p text:style-name="Standard"><text:span text:style-name="T199">Trinke</text:span><text:s/>– drink<text:s/></text:p>
      <text:p text:style-name="Standard"><text:span text:style-name="T200">Esse</text:span><text:s/>– eat<text:s/></text:p>
      <text:p text:style-name="Standard"><text:span text:style-name="T201">Verstehe<text:s/></text:span>– understand<text:s/></text:p>
      <text:p text:style-name="Standard"><text:span text:style-name="T202">Spreche</text:span><text:s/>– speak<text:s/></text:p>
      <text:p text:style-name="Standard"><text:span text:style-name="T203">heiBe</text:span><text:s/>– called<text:s/></text:p>
      <text:p text:style-name="Standard"><text:span text:style-name="T204">Du trinkst Milch – you drink milk</text:span></text:p>
      <text:p text:style-name="Standard"><text:span text:style-name="T205">Wir trinken</text:span><text:span text:style-name="T206"><text:s/></text:span><text:span text:style-name="T207">– we are drinking</text:span></text:p>
      <text:p text:style-name="P208"><text:span text:style-name="T209">Du drinkst Wasser – you drink water</text:span></text:p>
      <text:p text:style-name="P210"><text:span text:style-name="T211">Ich lese ein Buch – I am reading a book</text:span></text:p>
      <text:p text:style-name="P212"><text:span text:style-name="T213">Ich lese – I am reading</text:span></text:p>
      <text:p text:style-name="P214"><text:span text:style-name="T215">Die Kinder lesen ein Buch – The<text:s/></text:span><text:span text:style-name="T216">children read a book</text:span></text:p>
      <text:p text:style-name="P217"><text:span text:style-name="T218">Sie lesen Bucher – They read books</text:span></text:p>
      <text:p text:style-name="P219"><text:span text:style-name="T220">Sie liest eine Zeitung – She reads a newspaper</text:span></text:p>
      <text:p text:style-name="P221"><text:span text:style-name="T222">Du liest eine Zeitung – You are reading a newspaper</text:span></text:p>
      <text:p text:style-name="P223"><text:span text:style-name="T224">Du liest – you reading</text:span></text:p>
      <text:p text:style-name="P225"><text:span text:style-name="T226">Liest er? – Is he reading?</text:span></text:p>
      <text:p text:style-name="P227"><text:span text:style-name="T228">Er<text:s/></text:span><text:span text:style-name="T229">isst</text:span><text:span text:style-name="T230"><text:s/>– he is eating</text:span></text:p>
      <text:soft-page-break/>
      <text:p text:style-name="P231"><text:span text:style-name="T232">Essen – are eating</text:span></text:p>
      <text:p text:style-name="P233">Ich trinke und ich esse – I drink and I eat</text:p>
      <text:p text:style-name="P234">Sie versteht – she understand<text:s/></text:p>
      <text:p text:style-name="P235">Kommst du aus Deutschland?c- are you from germany?</text:p>
      <text:p text:style-name="P236">Wir kommen aus England – We are from England<text:s/></text:p>
      <text:p text:style-name="P237">Er spricht Englisch – He speaks English</text:p>
      <text:p text:style-name="P238">Ich<text:span text:style-name="T239"><text:s/>spreche</text:span><text:s/>– I am talking/speaking</text:p>
      <text:p text:style-name="P240">Ich heiBe Hans –<text:s/>I am called Hans<text:s/></text:p>
      <text:p text:style-name="P241">Ich bin – I am<text:s/></text:p>
      <text:p text:style-name="P242"><text:span text:style-name="T243">PRODUKTY</text:span></text:p>
      <text:p text:style-name="Standard"><text:span text:style-name="T244">Die Milch – mleko</text:span></text:p>
      <text:p text:style-name="Standard"><text:span text:style-name="T245">Das Wasser – woda</text:span></text:p>
      <text:p text:style-name="Standard"><text:span text:style-name="T246">Die Butter – masło</text:span></text:p>
      <text:p text:style-name="Standard"><text:span text:style-name="T247">Der Honig – miód</text:span></text:p>
      <text:p text:style-name="Standard"><text:span text:style-name="T248">Der Apfel – jabłko</text:span></text:p>
      <text:p text:style-name="P249"/>
      <text:p text:style-name="Standard"><text:span text:style-name="T250">Das Buch/ Die Bucher – książka</text:span></text:p>
      <text:p text:style-name="Standard"><text:span text:style-name="T251">Die Zeitung – gazeta</text:span></text:p>
      <text:p text:style-name="Standard"><text:span text:style-name="T252">Die Zeitschrift – magazyny</text:span></text:p>
      <text:p text:style-name="Standard"><text:span text:style-name="T253">Das Interview – rozmowa kwalifikacyjna</text:span></text:p>
      <text:p text:style-name="Standard"><text:span text:style-name="T254">Die</text:span><text:span text:style-name="T255"><text:s/>Tastatur – klawiatura</text:span></text:p>
      <text:p text:style-name="P256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ina</meta:initial-creator>
    <dc:creator>Paulina</dc:creator>
    <meta:creation-date>2018-10-15T10:51:00Z</meta:creation-date>
    <dc:date>2018-11-19T15:08:00Z</dc:date>
    <meta:template xlink:href="Normal" xlink:type="simple"/>
    <meta:editing-cycles>36</meta:editing-cycles>
    <meta:editing-duration>PT1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392" meta:character-count="2743" meta:row-count="19" meta:non-whitespace-character-count="2356"/>
  </office:meta>
</office:document-meta>
</file>